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StarSymbol" svg:font-family="StarSymbol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ецификация пакета с исходниками</text:h>
      <text:p text:style-name="Standard">Данный вид пакетов отличается тем, что содержит программу в виде исходников, а не в бинарном виде. Целью существования спецификации на данный формат является упрощение и стандартизация сборки программ из исходников.</text:p>
      <text:p text:style-name="Standard"/>
      <text:p text:style-name="Standard">Пакет представляет собой tar.gz архив c именем вида programname-3.2.1-src.tgz</text:p>
      <text:p text:style-name="Standard">Строго говоря, имя файла значения не имеет, однако для удобства пользователей оно должно быть вышеуказанного вида – то есть, состоять из имени, версии, и окончания -src.tgz.</text:p>
      <text:p text:style-name="Standard"/>
      <text:p text:style-name="Standard">Внутренняя структура выглядит так:</text:p>
      <text:p text:style-name="Standard">/install/src-data.xml – описание и мета-информация по пакету</text:p>
      <text:p text:style-name="Standard">/patches/ - директория, содержащая патчи в формате diff.gz</text:p>
      <text:p text:style-name="Standard">/program_src_arch.tar.bz2 – файл с исходниками. Должен быть в том формате, в каком он представлен на сайте разработчика (если вариантов несколько, то предпочтительнее всего tar.bz2)</text:p>
      <text:p text:style-name="Standard">/build.sh – cкрипт, выполняющий сборку (по сути – SlackBuild)</text:p>
      <text:p text:style-name="Standard">/additional_data/ - директория, содержащая дополнительные необходимые компоненты. Содержимое любое.</text:p>
      <text:p text:style-name="Standard"/>
      <text:p text:style-name="Standard">XML-схема представляет собой ту же структуру что и data.xml у бинарных пакетов, с той разницей, что отсутствует параметр &lt;arch&gt;, а так же добавлена нода &lt;source&gt;, где должны быть описаны все параметры сборки, а именно:</text:p>
      <text:p text:style-name="Standard"/>
      <text:p text:style-name="Standard">sources_archive_name – имя файла с исходниками</text:p>
      <text:p text:style-name="Standard">patches – список патчей (содержит дочерние ноды вида &lt;patch num="1"&gt;patch_filename.diff.gz&lt;/patch&gt;, где num – опциональный параметр, позволяющий определить порядок наложения патчей – меньший идет первым, без номера идут перед номерными).</text:p>
      <text:p text:style-name="Standard">src_build_depencencies – список зависимостей, необходимых для сборки. Формат такой же как и у зависимостей в бинарных пакетах.</text:p>
      <text:p text:style-name="Standard">default_arch – архитектура по умолчанию (если не указано – то i486)</text:p>
      <text:p text:style-name="Standard">default_optimization – уровень оптимизации по умолчанию (если не указано – то O2)</text:p>
      <text:p text:style-name="Standard">extra_gcc_optimizations – дополнительные флаги оптимизации</text:p>
      <text:p text:style-name="Standard"/>
      <text:p text:style-name="Standard">Из данного файла генерируются data.xml и defaults.sh: первый будет служить мета-информацией для бинарного пакета, второй должен выполняться в начале build.sh, выполняя следующие операции:</text:p>
      <text:list text:style-name="L1">
        <text:list-item>
          <text:p text:style-name="P1">распаковка исходников</text:p>
        </text:list-item>
        <text:list-item>
          <text:p text:style-name="P1">наложение патчей</text:p>
        </text:list-item>
        <text:list-item>
          <text:p text:style-name="P1">определение переменных окружения для оптимизации.</text:p>
        </text:list-item>
      </text:list>
      <text:p text:style-name="Standard"/>
      <text:p text:style-name="Standard">При упаковке пакета утилитой buildpkg эти два файла будут сгенерированы автоматически для того чтобы программу можно было собрать без использования каких-либо спец-утилит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StarSymbol" svg:font-family="StarSymbol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7-05-28T20:05:40</meta:creation-date>
    <dc:date>2007-05-28T20:36:05</dc:date>
    <dc:language>ru-RU</dc:language>
    <meta:editing-cycles>2</meta:editing-cycles>
    <meta:editing-duration>PT14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305" meta:character-count="2268"/>
  </office:meta>
</office:document-meta>
</file>